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F00003F21000015556E52D1F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automatic-styles>
    <style:style style:name="Tabella2" style:family="table">
      <style:table-properties style:width="16.999cm" table:align="margins"/>
    </style:style>
    <style:style style:name="Tabella2.A" style:family="table-column">
      <style:table-column-properties style:column-width="2.371cm" style:rel-column-width="9139*"/>
    </style:style>
    <style:style style:name="Tabella2.B" style:family="table-column">
      <style:table-column-properties style:column-width="2.201cm" style:rel-column-width="8486*"/>
    </style:style>
    <style:style style:name="Tabella2.C" style:family="table-column">
      <style:table-column-properties style:column-width="2.766cm" style:rel-column-width="10662*"/>
    </style:style>
    <style:style style:name="Tabella2.D" style:family="table-column">
      <style:table-column-properties style:column-width="9.661cm" style:rel-column-width="37248*"/>
    </style:style>
    <style:style style:name="Tabel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a2.D1" style:family="table-cell">
      <style:table-cell-properties fo:background-color="#c0c0c0"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1" style:family="table">
      <style:table-properties style:width="16.999cm" table:align="margins"/>
    </style:style>
    <style:style style:name="Tabella1.A" style:family="table-column">
      <style:table-column-properties style:column-width="2.709cm" style:rel-column-width="10445*"/>
    </style:style>
    <style:style style:name="Tabella1.B" style:family="table-column">
      <style:table-column-properties style:column-width="6.461cm" style:rel-column-width="24909*"/>
    </style:style>
    <style:style style:name="Tabella1.C" style:family="table-column">
      <style:table-column-properties style:column-width="7.828cm" style:rel-column-width="30181*"/>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002cm solid #000000" fo:border-right="none" fo:border-top="0.002cm solid #000000" fo:border-bottom="0.002cm solid #000000"/>
    </style:style>
    <style:style style:name="Tabella3.D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10pt" style:font-size-asian="10pt" style:font-size-complex="10pt"/>
    </style:style>
    <style:style style:name="P2" style:family="paragraph" style:parent-style-name="Horizontal_20_Line">
      <style:text-properties fo:font-size="9pt" fo:language="it" fo:country="IT" style:font-size-asian="9pt" style:font-size-complex="9pt"/>
    </style:style>
    <style:style style:name="P3" style:family="paragraph" style:parent-style-name="Standard">
      <style:paragraph-properties fo:margin-left="0cm" fo:margin-right="0cm" fo:text-align="start" style:justify-single-word="false" fo:text-indent="0cm" style:auto-text-indent="false"/>
      <style:text-properties fo:font-size="10pt" fo:language="en" fo:country="US" style:font-size-asian="10pt" style:font-size-complex="10pt"/>
    </style:style>
    <style:style style:name="P4"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0pt" fo:language="en" fo:country="US" fo:font-weight="normal" style:font-size-asian="10pt" style:language-asian="it" style:country-asian="IT" style:font-weight-asian="normal" style:font-size-complex="10pt" style:font-weight-complex="normal"/>
    </style:style>
    <style:style style:name="P5"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0pt" fo:language="it" fo:country="IT" style:font-size-asian="10pt" style:language-asian="it" style:country-asian="IT" style:font-size-complex="10pt"/>
    </style:style>
    <style:style style:name="P6"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color="#0000ff" fo:font-size="10pt" fo:language="it" fo:country="IT" fo:font-weight="normal" style:font-size-asian="10pt" style:language-asian="it" style:country-asian="IT" style:font-weight-asian="normal"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ab-stops/>
      </style:paragraph-properties>
      <style:text-properties fo:color="#0000ff" fo:font-size="10pt" fo:language="it" fo:country="IT" style:font-size-asian="10pt" style:font-size-complex="10pt"/>
    </style:style>
    <style:style style:name="P8" style:family="paragraph" style:parent-style-name="Standard">
      <style:paragraph-properties fo:margin-left="0cm" fo:margin-right="0cm" fo:text-align="start" style:justify-single-word="false" fo:text-indent="0cm" style:auto-text-indent="false"/>
      <style:text-properties fo:color="#0000ff" fo:font-size="12pt" fo:language="it" fo:country="IT" style:font-size-asian="12pt" style:font-size-complex="12pt"/>
    </style:style>
    <style:style style:name="P9" style:family="paragraph" style:parent-style-name="Standard">
      <style:paragraph-properties fo:margin-left="0cm" fo:margin-right="0cm" fo:text-align="start" style:justify-single-word="false" fo:text-indent="0cm" style:auto-text-indent="false"/>
      <style:text-properties style:use-window-font-color="true" fo:font-size="10pt" fo:language="en" fo:country="US"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ab-stops/>
      </style:paragraph-properties>
      <style:text-properties style:use-window-font-color="true" fo:font-size="10pt" fo:language="en" fo:country="US" style:font-size-asian="10pt" style:font-size-complex="10pt"/>
    </style:style>
    <style:style style:name="P11" style:family="paragraph" style:parent-style-name="Standard">
      <style:paragraph-properties fo:margin-left="0cm" fo:margin-right="0cm" fo:text-align="start" style:justify-single-word="false" fo:text-indent="0cm" style:auto-text-indent="false"/>
      <style:text-properties style:use-window-font-color="true" fo:font-size="12pt" fo:language="en" fo:country="US"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ab-stops/>
      </style:paragraph-properties>
      <style:text-properties style:use-window-font-color="true" fo:font-size="12pt" fo:language="en" fo:country="US"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style:use-window-font-color="true" fo:font-size="12pt" fo:language="en" fo:country="US" style:font-size-asian="12pt" style:language-asian="it" style:country-asian="IT" style:font-size-complex="12pt"/>
    </style:style>
    <style:style style:name="P14"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style:use-window-font-color="true" fo:font-size="12pt" fo:language="en" fo:country="US" fo:font-weight="normal" style:font-size-asian="12pt" style:language-asian="it" style:country-asian="I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use-window-font-color="true" fo:font-size="12pt" fo:language="en" fo:country="US" fo:background-color="transparent"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ab-stops/>
      </style:paragraph-properties>
      <style:text-properties style:use-window-font-color="true" fo:font-size="12pt" style:font-size-asian="12pt" style:font-size-complex="12pt"/>
    </style:style>
    <style:style style:name="P17" style:family="paragraph" style:parent-style-name="Standard">
      <style:paragraph-properties fo:margin-left="0cm" fo:margin-right="0cm" fo:text-align="start" style:justify-single-word="false" fo:text-indent="0cm" style:auto-text-indent="false"/>
      <style:text-properties style:use-window-font-color="true" fo:font-size="12pt" fo:language="it" fo:country="IT" style:font-size-asian="12pt" style:language-asian="it" style:country-asian="IT" style:font-size-complex="12pt"/>
    </style:style>
    <style:style style:name="P18"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style:use-window-font-color="true" fo:font-size="12pt" fo:language="it" fo:country="IT" style:font-size-asian="12pt" style:language-asian="it" style:country-asian="IT" style:font-size-complex="12pt"/>
    </style:style>
    <style:style style:name="P19" style:family="paragraph" style:parent-style-name="Standard">
      <style:paragraph-properties fo:margin-left="0cm" fo:margin-right="0cm" fo:text-align="start" style:justify-single-word="false" fo:text-indent="0cm" style:auto-text-indent="false"/>
      <style:text-properties style:use-window-font-color="true" fo:font-size="12pt" fo:language="it" fo:country="IT" style:font-size-asian="12pt" style:font-size-complex="12pt"/>
    </style:style>
    <style:style style:name="P20" style:family="paragraph" style:parent-style-name="Standard">
      <style:paragraph-properties fo:margin-left="0cm" fo:margin-right="0cm" fo:text-align="start" style:justify-single-word="false" fo:text-indent="0cm" style:auto-text-indent="false"/>
      <style:text-properties style:use-window-font-color="true" fo:font-size="12pt" fo:language="it" fo:country="IT" fo:background-color="transparent" style:font-size-asian="12pt" style:font-size-complex="12pt"/>
    </style:style>
    <style:style style:name="P21" style:family="paragraph" style:parent-style-name="Standard">
      <style:paragraph-properties fo:margin-left="0cm" fo:margin-right="0cm" fo:text-align="start" style:justify-single-word="false" fo:text-indent="0cm" style:auto-text-indent="false">
        <style:tab-stops/>
      </style:paragraph-properties>
      <style:text-properties style:use-window-font-color="true" fo:font-size="12pt" fo:language="it" fo:country="IT" fo:background-color="transparent" style:font-size-asian="12pt" style:font-size-complex="12pt"/>
    </style:style>
    <style:style style:name="P22" style:family="paragraph" style:parent-style-name="Standard">
      <style:paragraph-properties fo:margin-left="0cm" fo:margin-right="0cm" fo:text-align="start" style:justify-single-word="false" fo:text-indent="0cm" style:auto-text-indent="false"/>
      <style:text-properties style:use-window-font-color="true" fo:font-size="12pt" fo:language="ca" fo:country="ES" style:font-size-asian="12pt" style:font-size-complex="12pt"/>
    </style:style>
    <style:style style:name="P23" style:family="paragraph" style:parent-style-name="Standard">
      <style:paragraph-properties fo:margin-left="0cm" fo:margin-right="0cm" fo:text-align="start" style:justify-single-word="false" fo:text-indent="0cm" style:auto-text-indent="false"/>
      <style:text-properties style:use-window-font-color="true"/>
    </style:style>
    <style:style style:name="P24" style:family="paragraph" style:parent-style-name="Standard">
      <style:paragraph-properties fo:margin-left="0cm" fo:margin-right="0cm" fo:text-align="start" style:justify-single-word="false" fo:text-indent="0cm" style:auto-text-indent="false">
        <style:tab-stops/>
      </style:paragraph-properties>
      <style:text-properties style:use-window-font-color="true"/>
    </style:style>
    <style:style style:name="P25" style:family="paragraph" style:parent-style-name="Standard">
      <style:paragraph-properties fo:margin-left="0cm" fo:margin-right="0cm" fo:text-align="start" style:justify-single-word="false" fo:text-indent="0cm" style:auto-text-indent="false"/>
      <style:text-properties fo:font-size="16pt" fo:language="en" fo:country="US" style:font-size-asian="16pt" style:font-size-complex="16pt"/>
    </style:style>
    <style:style style:name="P26" style:family="paragraph" style:parent-style-name="Standard">
      <style:paragraph-properties fo:margin-left="0cm" fo:margin-right="0cm" fo:text-align="start" style:justify-single-word="false" fo:text-indent="0cm" style:auto-text-indent="false"/>
      <style:text-properties fo:font-size="16pt" style:font-size-asian="16pt" style:font-size-complex="16pt"/>
    </style:style>
    <style:style style:name="P27" style:family="paragraph" style:parent-style-name="Standard">
      <style:paragraph-properties fo:margin-left="0cm" fo:margin-right="0cm" fo:text-align="start" style:justify-single-word="false" fo:text-indent="0cm" style:auto-text-indent="false"/>
      <style:text-properties fo:font-size="16pt" fo:language="it" fo:country="IT" style:font-size-asian="16pt" style:font-size-complex="16pt"/>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tandard">
      <style:paragraph-properties fo:margin-left="0cm" fo:margin-right="0cm" fo:text-align="start" style:justify-single-word="false" fo:text-indent="0cm" style:auto-text-indent="false">
        <style:tab-stops/>
      </style:paragraph-properties>
    </style:style>
    <style:style style:name="P30" style:family="paragraph" style:parent-style-name="Standard">
      <style:paragraph-properties fo:margin-left="0cm" fo:margin-right="0cm" fo:text-align="start" style:justify-single-word="false" fo:text-indent="0cm" style:auto-text-indent="false"/>
      <style:text-properties fo:font-size="12pt" fo:language="en" fo:country="US" style:font-size-asian="12pt" style:font-size-complex="12pt"/>
    </style:style>
    <style:style style:name="P31"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en" fo:country="US" style:font-size-asian="12pt" style:language-asian="it" style:country-asian="IT" style:font-size-complex="12pt"/>
    </style:style>
    <style:style style:name="P32"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en" fo:country="US" fo:font-weight="normal" style:font-size-asian="12pt" style:language-asian="it" style:country-asian="I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language="it" fo:country="IT" style:font-size-asian="12pt" style:font-size-complex="12pt"/>
    </style:style>
    <style:style style:name="P34"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it" fo:country="IT" style:font-size-asian="12pt" style:font-size-complex="12pt"/>
    </style:style>
    <style:style style:name="P35"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it" fo:country="IT" style:font-size-asian="12pt" style:language-asian="it" style:country-asian="IT" style:font-size-complex="12pt"/>
    </style:style>
    <style:style style:name="P36"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it" fo:country="IT" fo:font-weight="normal" style:font-size-asian="12pt" style:language-asian="it" style:country-asian="IT" style:font-weight-asian="normal" style:font-size-complex="12pt" style:font-weight-complex="normal"/>
    </style:style>
    <style:style style:name="P37" style:family="paragraph" style:parent-style-name="Standard">
      <style:paragraph-properties fo:margin-left="0cm" fo:margin-right="0cm" fo:line-height="0.423cm" fo:text-align="start" style:justify-single-word="false" fo:text-indent="0cm" style:auto-text-indent="false" style:text-autospace="ideograph-alpha" style:vertical-align="auto"/>
      <style:text-properties fo:font-size="12pt" fo:language="ro" fo:country="RO" style:font-size-asian="12pt" style:language-asian="it" style:country-asian="IT" style:font-size-complex="12pt"/>
    </style:style>
    <style:style style:name="P38" style:family="paragraph" style:parent-style-name="Standard">
      <style:paragraph-properties fo:margin-left="1.251cm" fo:margin-right="0cm" fo:line-height="0.423cm" fo:text-align="start" style:justify-single-word="false" fo:text-indent="0cm" style:auto-text-indent="false" style:text-autospace="ideograph-alpha" style:vertical-align="auto"/>
      <style:text-properties fo:color="#0000ff" fo:font-size="10pt" fo:language="it" fo:country="IT" style:font-size-asian="10pt" style:language-asian="it" style:country-asian="IT" style:font-size-complex="10pt"/>
    </style:style>
    <style:style style:name="P39" style:family="paragraph" style:parent-style-name="Standard">
      <style:paragraph-properties fo:margin-left="1.157cm" fo:margin-right="0cm" fo:text-align="start" style:justify-single-word="false" fo:text-indent="0cm" style:auto-text-indent="false"/>
      <style:text-properties style:use-window-font-color="true" fo:font-size="12pt" fo:language="en" fo:country="US" style:font-size-asian="12pt" style:font-size-complex="12pt"/>
    </style:style>
    <style:style style:name="P40" style:family="paragraph" style:parent-style-name="Standard">
      <style:paragraph-properties fo:margin-left="1.157cm" fo:margin-right="0cm" fo:text-align="start" style:justify-single-word="false" fo:text-indent="0cm" style:auto-text-indent="false"/>
      <style:text-properties fo:color="#0000ff" fo:font-size="10pt" fo:language="en" fo:country="US" fo:background-color="transparent" style:font-size-asian="10pt" style:font-size-complex="10pt"/>
    </style:style>
    <style:style style:name="P41" style:family="paragraph" style:parent-style-name="Standard">
      <style:paragraph-properties fo:margin-left="1.129cm" fo:margin-right="0cm" fo:text-align="start" style:justify-single-word="false" fo:text-indent="0cm" style:auto-text-indent="false"/>
      <style:text-properties fo:color="#0000ff" fo:font-size="10pt" fo:language="it" fo:country="IT" style:font-size-asian="10pt" style:font-size-complex="10pt"/>
    </style:style>
    <style:style style:name="P42" style:family="paragraph" style:parent-style-name="Standard">
      <style:paragraph-properties fo:margin-left="1.129cm" fo:margin-right="0cm" fo:text-align="start" style:justify-single-word="false" fo:text-indent="0cm" style:auto-text-indent="false"/>
      <style:text-properties fo:color="#0000ff" fo:font-size="12pt" fo:language="it" fo:country="IT" style:font-size-asian="12pt" style:font-size-complex="12pt"/>
    </style:style>
    <style:style style:name="P43" style:family="paragraph" style:parent-style-name="Standard">
      <style:paragraph-properties fo:margin-left="1.129cm" fo:margin-right="0cm" fo:text-align="start" style:justify-single-word="false" fo:text-indent="0cm" style:auto-text-indent="false"/>
      <style:text-properties fo:font-size="10pt" fo:language="en" fo:country="US" style:font-size-asian="10pt" style:language-asian="it" style:country-asian="IT" style:font-size-complex="10pt"/>
    </style:style>
    <style:style style:name="P44" style:family="paragraph" style:parent-style-name="Standard">
      <style:paragraph-properties fo:margin-left="0.96cm" fo:margin-right="0cm" fo:text-align="start" style:justify-single-word="false" fo:text-indent="0cm" style:auto-text-indent="false"/>
      <style:text-properties fo:color="#0000ff" fo:font-size="10pt" fo:language="it" fo:country="IT" style:font-size-asian="10pt" style:font-size-complex="10pt"/>
    </style:style>
    <style:style style:name="P45" style:family="paragraph" style:parent-style-name="Standard">
      <style:paragraph-properties fo:margin-left="1.298cm" fo:margin-right="0cm" fo:text-align="start" style:justify-single-word="false" fo:text-indent="0cm" style:auto-text-indent="false"/>
      <style:text-properties fo:color="#0000ff" fo:font-size="12pt" fo:language="it" fo:country="IT" style:font-size-asian="12pt" style:font-size-complex="12pt"/>
    </style:style>
    <style:style style:name="P46" style:family="paragraph" style:parent-style-name="Standard">
      <style:paragraph-properties fo:margin-left="1.298cm" fo:margin-right="0cm" fo:text-align="start" style:justify-single-word="false" fo:text-indent="0cm" style:auto-text-indent="false"/>
      <style:text-properties fo:color="#0000ff" fo:font-size="10pt" fo:language="it" fo:country="IT" style:font-size-asian="10pt" style:font-size-complex="10pt"/>
    </style:style>
    <style:style style:name="P47" style:family="paragraph" style:parent-style-name="Heading_20_1">
      <style:paragraph-properties fo:break-before="page"/>
    </style:style>
    <style:style style:name="P48" style:family="paragraph" style:parent-style-name="Standard">
      <style:paragraph-properties fo:break-before="page"/>
    </style:style>
    <style:style style:name="P49" style:family="paragraph" style:parent-style-name="Standard">
      <style:paragraph-properties fo:text-align="center" style:justify-single-word="false" fo:break-before="page"/>
      <style:text-properties fo:font-size="24pt" fo:language="it" fo:country="IT" style:font-size-asian="24pt" style:font-size-complex="24pt"/>
    </style:style>
    <style:style style:name="P50" style:family="paragraph" style:parent-style-name="Table_20_Contents">
      <style:paragraph-properties fo:text-align="center" style:justify-single-word="false"/>
      <style:text-properties style:use-window-font-color="true" fo:font-size="12pt" style:font-size-asian="12pt" style:font-size-complex="12pt"/>
    </style:style>
    <style:style style:name="P51" style:family="paragraph" style:parent-style-name="Table_20_Contents">
      <style:paragraph-properties fo:text-align="start" style:justify-single-word="false"/>
      <style:text-properties style:use-window-font-color="true" fo:font-size="12pt" style:font-size-asian="12pt" style:font-size-complex="12pt"/>
    </style:style>
    <style:style style:name="P52" style:family="paragraph" style:parent-style-name="Table_20_Contents">
      <style:paragraph-properties fo:text-align="start" style:justify-single-word="false"/>
      <style:text-properties fo:font-size="12pt" style:font-size-asian="12pt" style:font-size-complex="12pt"/>
    </style:style>
    <style:style style:name="P53" style:family="paragraph" style:parent-style-name="Table_20_Contents">
      <style:paragraph-properties fo:text-align="start" style:justify-single-word="false"/>
      <style:text-properties fo:font-size="16pt" style:font-size-asian="16pt" style:font-size-complex="16pt"/>
    </style:style>
    <style:style style:name="P54" style:family="paragraph" style:parent-style-name="Standard">
      <style:paragraph-properties fo:margin-left="1.27cm" fo:margin-right="0cm" fo:text-align="start" style:justify-single-word="false" fo:text-indent="0cm" style:auto-text-indent="false"/>
      <style:text-properties style:use-window-font-color="true" fo:font-size="12pt" style:font-size-asian="12pt" style:font-size-complex="12pt"/>
    </style:style>
    <style:style style:name="P55" style:family="paragraph" style:parent-style-name="Standard">
      <style:paragraph-properties fo:margin-left="1.242cm" fo:margin-right="0cm" fo:text-align="start" style:justify-single-word="false" fo:text-indent="0cm" style:auto-text-indent="false"/>
      <style:text-properties style:use-window-font-color="true" fo:font-size="12pt" fo:language="it" fo:country="IT" style:font-size-asian="12pt" style:font-size-complex="12pt"/>
    </style:style>
    <style:style style:name="P56" style:family="paragraph" style:parent-style-name="Heading_20_1">
      <style:paragraph-properties fo:margin-top="0.423cm" fo:margin-bottom="0.212cm" fo:break-before="page" fo:keep-with-next="always"/>
    </style:style>
    <style:style style:name="P57" style:family="paragraph" style:parent-style-name="Heading_20_2">
      <style:paragraph-properties fo:margin-top="0.423cm" fo:margin-bottom="0.212cm" fo:keep-with-next="always"/>
    </style:style>
    <style:style style:name="P58" style:family="paragraph" style:parent-style-name="Heading_20_2">
      <style:paragraph-properties fo:margin-top="0.423cm" fo:margin-bottom="0.212cm" fo:keep-with-next="always"/>
      <style:text-properties style:font-name="Arial1" style:font-name-asian="Lucida Sans Unicode" style:font-name-complex="Tahoma"/>
    </style:style>
    <style:style style:name="P59" style:family="paragraph" style:parent-style-name="Standard">
      <style:text-properties fo:font-size="24pt" fo:language="en" fo:country="US" style:font-size-asian="24pt" style:font-size-complex="24pt"/>
    </style:style>
    <style:style style:name="P60" style:family="paragraph" style:parent-style-name="Standard">
      <style:paragraph-properties fo:text-align="center" style:justify-single-word="false"/>
      <style:text-properties fo:font-size="24pt" fo:language="en" fo:country="US" style:font-size-asian="24pt" style:font-size-complex="24pt"/>
    </style:style>
    <style:style style:name="P61" style:family="paragraph" style:parent-style-name="Standard">
      <style:text-properties fo:font-size="12pt" style:font-size-asian="12pt" style:font-size-complex="12pt"/>
    </style:style>
    <style:style style:name="P62" style:family="paragraph" style:parent-style-name="Standard">
      <style:text-properties fo:font-size="12pt" fo:language="it" fo:country="IT" style:font-size-asian="12pt" style:font-size-complex="12pt"/>
    </style:style>
    <style:style style:name="P63" style:family="paragraph" style:parent-style-name="Standard">
      <style:paragraph-properties fo:margin-left="-0.028cm" fo:margin-right="0cm" fo:text-align="start" style:justify-single-word="false" fo:text-indent="0cm" style:auto-text-indent="false">
        <style:tab-stops/>
      </style:paragraph-properties>
      <style:text-properties fo:color="#0000ff" fo:font-size="10pt" fo:language="it" fo:country="IT" style:font-size-asian="10pt" style:font-size-complex="10pt"/>
    </style:style>
    <style:style style:name="P64" style:family="paragraph" style:parent-style-name="Standard">
      <style:paragraph-properties fo:margin-left="1.214cm" fo:margin-right="0cm" fo:line-height="0.423cm" fo:text-align="start" style:justify-single-word="false" fo:text-indent="0cm" style:auto-text-indent="false" style:text-autospace="ideograph-alpha" style:vertical-align="auto"/>
      <style:text-properties style:use-window-font-color="true" fo:font-size="12pt" fo:language="it" fo:country="IT" style:font-size-asian="12pt" style:language-asian="it" style:country-asian="IT" style:font-size-complex="12pt"/>
    </style:style>
    <style:style style:name="P65" style:family="paragraph" style:parent-style-name="Standard">
      <style:paragraph-properties fo:margin-left="0.028cm" fo:margin-right="0cm" fo:line-height="0.423cm" fo:text-align="start" style:justify-single-word="false" fo:text-indent="0cm" style:auto-text-indent="false" style:text-autospace="ideograph-alpha" style:vertical-align="auto">
        <style:tab-stops/>
      </style:paragraph-properties>
      <style:text-properties style:use-window-font-color="true" fo:font-size="12pt" fo:language="en" fo:country="US" style:font-size-asian="12pt" style:language-asian="it" style:country-asian="IT" style:font-size-complex="12pt"/>
    </style:style>
    <style:style style:name="P66" style:family="paragraph" style:parent-style-name="Heading_20_3">
      <style:text-properties fo:font-size="12pt" style:font-size-asian="12pt" style:font-size-complex="12pt"/>
    </style:style>
    <style:style style:name="P67" style:family="paragraph" style:parent-style-name="Standard">
      <style:paragraph-properties fo:margin-top="0.101cm" fo:margin-bottom="0.199cm"/>
    </style:style>
    <style:style style:name="P68" style:family="paragraph" style:parent-style-name="Standard">
      <style:paragraph-properties fo:margin-top="0.101cm" fo:margin-bottom="0.199cm"/>
      <style:text-properties fo:font-weight="bold" style:font-weight-asian="bold" style:font-weight-complex="bold"/>
    </style:style>
    <style:style style:name="P69" style:family="paragraph" style:parent-style-name="Standard">
      <style:paragraph-properties fo:background-color="#c0c0c0" fo:padding="0.049cm" fo:border="0.002cm solid #000000" style:shadow="none">
        <style:background-image/>
      </style:paragraph-properties>
      <style:text-properties fo:font-size="16pt" fo:font-weight="bold" style:font-size-asian="16pt" style:font-weight-asian="bold" style:font-size-complex="16pt" style:font-weight-complex="bold"/>
    </style:style>
    <style:style style:name="P70" style:family="paragraph" style:parent-style-name="Heading_20_3">
      <style:paragraph-properties fo:margin-left="0.48cm" fo:margin-right="0cm" fo:margin-top="0.101cm" fo:margin-bottom="0.101cm" fo:text-indent="0cm" style:auto-text-indent="false" style:shadow="none"/>
    </style:style>
    <style:style style:name="P71" style:family="paragraph" style:parent-style-name="Heading_20_3">
      <style:paragraph-properties fo:margin-left="0.48cm" fo:margin-right="0cm" fo:margin-top="0.101cm" fo:margin-bottom="0.101cm" fo:text-indent="0cm" style:auto-text-indent="false" style:shadow="none" fo:keep-with-next="always"/>
    </style:style>
    <style:style style:name="P72" style:family="paragraph" style:parent-style-name="Heading_20_3">
      <style:paragraph-properties fo:margin-left="0.48cm" fo:margin-right="0cm" fo:margin-top="0.101cm" fo:margin-bottom="0.101cm" fo:text-indent="0cm" style:auto-text-indent="false" style:shadow="none" fo:keep-with-next="always"/>
      <style:text-properties style:font-name="Arial1" style:font-name-asian="Lucida Sans Unicode" style:font-name-complex="Tahoma"/>
    </style:style>
    <style:style style:name="P73" style:family="paragraph" style:parent-style-name="Contents_20_2">
      <style:paragraph-properties>
        <style:tab-stops>
          <style:tab-stop style:position="16.499cm" style:type="right" style:leader-style="dotted" style:leader-text="."/>
        </style:tab-stops>
      </style:paragraph-properties>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Standard">
      <style:paragraph-properties fo:text-align="center" style:justify-single-word="false"/>
      <style:text-properties fo:font-size="24pt" fo:language="it" fo:country="IT" style:font-size-asian="24pt" style:font-size-complex="24pt"/>
    </style:style>
    <style:style style:name="P77" style:family="paragraph" style:parent-style-name="Standard" style:list-style-name="L1">
      <style:paragraph-properties fo:margin-left="0cm" fo:margin-right="0cm" fo:text-align="start" style:justify-single-word="false" fo:text-indent="0cm" style:auto-text-indent="false">
        <style:tab-stops/>
      </style:paragraph-properties>
    </style:style>
    <style:style style:name="P78" style:family="paragraph" style:parent-style-name="Standard" style:list-style-name="L1">
      <style:paragraph-properties fo:margin-left="0cm" fo:margin-right="0cm" fo:text-align="start" style:justify-single-word="false" fo:text-indent="0cm" style:auto-text-indent="false">
        <style:tab-stops/>
      </style:paragraph-properties>
    </style:style>
    <style:style style:name="P79" style:family="paragraph" style:parent-style-name="Standard" style:list-style-name="L1">
      <style:paragraph-properties fo:margin-left="0cm" fo:margin-right="0cm" fo:text-align="start" style:justify-single-word="false" fo:text-indent="0cm" style:auto-text-indent="false">
        <style:tab-stops/>
      </style:paragraph-properties>
    </style:style>
    <style:style style:name="P80" style:family="paragraph" style:parent-style-name="Standard" style:list-style-name="L1">
      <style:paragraph-properties fo:margin-left="0cm" fo:margin-right="0cm" fo:text-align="start" style:justify-single-word="false" fo:text-indent="0cm" style:auto-text-indent="false">
        <style:tab-stops/>
      </style:paragraph-properties>
    </style:style>
    <style:style style:name="P81" style:family="paragraph" style:parent-style-name="Standard" style:list-style-name="L2">
      <style:paragraph-properties fo:margin-left="0cm" fo:margin-right="0cm" fo:text-align="start" style:justify-single-word="false" fo:text-indent="0cm" style:auto-text-indent="false">
        <style:tab-stops/>
      </style:paragraph-properties>
    </style:style>
    <style:style style:name="P82" style:family="paragraph" style:parent-style-name="Standard" style:list-style-name="L2">
      <style:paragraph-properties fo:margin-left="0cm" fo:margin-right="0cm" fo:text-align="start" style:justify-single-word="false" fo:text-indent="0cm" style:auto-text-indent="false">
        <style:tab-stops/>
      </style:paragraph-properties>
    </style:style>
    <style:style style:name="P83" style:family="paragraph" style:parent-style-name="Standard" style:list-style-name="L3">
      <style:paragraph-properties fo:margin-left="0cm" fo:margin-right="0cm" fo:text-align="start" style:justify-single-word="false" fo:text-indent="0cm" style:auto-text-indent="false"/>
      <style:text-properties style:use-window-font-color="true" fo:font-size="12pt" fo:language="ca" fo:country="ES" style:font-size-asian="12pt" style:font-size-complex="12pt"/>
    </style:style>
    <style:style style:name="P84" style:family="paragraph" style:parent-style-name="Standard" style:list-style-name="L3">
      <style:paragraph-properties fo:margin-left="0cm" fo:margin-right="0cm" fo:text-align="start" style:justify-single-word="false" fo:text-indent="0cm" style:auto-text-indent="false"/>
      <style:text-properties style:use-window-font-color="true" fo:font-size="12pt" fo:language="ca" fo:country="ES" style:font-size-asian="12pt" style:font-size-complex="12pt"/>
    </style:style>
    <style:style style:name="P85" style:family="paragraph" style:parent-style-name="Standard" style:list-style-name="L3">
      <style:paragraph-properties fo:margin-left="0cm" fo:margin-right="0cm" fo:text-align="start" style:justify-single-word="false" fo:text-indent="0cm" style:auto-text-indent="false"/>
      <style:text-properties style:use-window-font-color="true" fo:font-size="12pt" fo:language="ca" fo:country="ES" style:font-size-asian="12pt" style:font-size-complex="12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language="it" fo:country="IT"/>
    </style:style>
    <style:style style:name="T4" style:family="text">
      <style:text-properties fo:text-transform="capitalize"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699cm">
          <style:column-sep style:width="0.002cm" style:color="#000000" style:height="100%"/>
          <style:column style:rel-width="32767*" fo:start-indent="0cm" fo:end-indent="0.349cm"/>
          <style:column style:rel-width="32768*" fo:start-indent="0.3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3">Template Documento</text:span> <text:span text:style-name="T3">Requisiti</text:span></text:p>
      <text:p text:style-name="P26">per progetti di sviluppo software</text:p>
      <text:p text:style-name="P27"/>
      <text:p text:style-name="P27">Versione 1.0 – 28 gennaio 2008</text:p>
      <text:p text:style-name="P26"/>
      <text:p text:style-name="P25">by Adriano Comai – <text:a xlink:type="simple" xlink:href="http://www.analisi-disegno.com/">www.analisi-disegno.com</text:a></text:p>
      <text:p text:style-name="P27"/>
      <text:p text:style-name="P27">Licenza Creative <text:span text:style-name="T1">Commons</text:span> 3.0 <text:span text:style-name="T4">Attribuzione - Non commerciale</text:span></text:p>
      <text:p text:style-name="P27"/>
      <text:p text:style-name="P3"/>
      <text:section text:style-name="Sect1" text:name="Sezione2">
        <text:p text:style-name="P69">Premessa</text:p>
        <text:p text:style-name="P68"/>
        <text:p text:style-name="P68">Obiettivo di questa template</text:p>
        <text:p text:style-name="P67">L'obiettivo di questa template è di fornire indicazioni utili per la documentazione dei requisiti software in un progetto di sviluppo. </text:p>
        <text:p text:style-name="P11"/>
        <text:p text:style-name="P16">I requisiti di un sistema software possono venire documentati, oppure no. Possono esservi molte ragioni per non documentare I requisiti software, ma non è necessario discuterle qui. Questa template è destinata a coloro che hanno bisogno di documentare i requisiti software.</text:p>
        <text:p text:style-name="P16"/>
        <text:p text:style-name="P16">I requisiti software possono essere documentati in modi diversi. Non esiste un unico standard universale per documentare I requisiti.</text:p>
        <text:p text:style-name="P16">Il punto più importante è che la documentazione dei requisiti deve essere più o meno formalizzata a seconda della criticità del prodotto da sviluppare. </text:p>
        <text:p text:style-name="P16"/>
        <text:p text:style-name="P16">Se il vostro prodotto è critico per la vita umana, cioè se un malfunzionamento del software può causare danni fisici alle persone, avete bisogno di una gestione dei requisiti software particolarmente formalizzata. In questo caso, non utilizzate questa template. Questa template è destinata ad un utilizzo in progetti software non critici per la vita umana..</text:p>
        <text:p text:style-name="P16"/>
        <text:p text:style-name="P16">Se usate già o avete bisogno di usare un altro documento o template – interno alla vostra organizzazione o specifico per il vostro settore – spero che possiate comunque trovare in questa template qualche suggerimento utile. Per chi lavora su un progetto già iniziato, o gestisce un sistema software esistente, la template può essere usata come checklist per verificare di non aver tralasciato informazioni importanti.</text:p>
        <text:p text:style-name="P16"/>
        <text:p text:style-name="P16">La template non parla in modo specifico di aspetti contrattuali (regolamento dei rapporti tra committente e fornitore) e di validazioni (accettazione da parte del committente e di altri stakeholder di quanto specificato), in quanto sono aspetti legati ad ogni particolare contesto organizzativo.</text:p>
        <text:p text:style-name="P16"/>
        <text:p text:style-name="P16"/>
        <text:p text:style-name="P68">Struttura della template</text:p>
        <text:p text:style-name="P28">Questa template è composta da diverse sezioni. Ogni sezione può costituire un documento separato, o restare solo una sezione dell'unico documento composito. Ogni sezione può essere più o meno formalizzata, a seconda dei vostri bisogni e delle vostre preferenze. Soprattutto, ogni sezione può essere usata o meno, ancora a seconda dei vistri bisogni e delle vostre preferenze.</text:p>
        <text:p text:style-name="P39"/>
        <text:p text:style-name="P29"><text:soft-page-break/>Le sezioni principali sono:</text:p>
        <text:list text:style-name="L1">
          <text:list-item>
            <text:p text:style-name="P77">Visione del prodotto</text:p>
          </text:list-item>
          <text:list-item>
            <text:p text:style-name="P77">Piano dei rilasci</text:p>
          </text:list-item>
          <text:list-item>
            <text:p text:style-name="P77">Specifica dei requisiti software</text:p>
          </text:list-item>
          <text:list-item>
            <text:p text:style-name="P77">Glossario - Dizionario dati</text:p>
          </text:list-item>
        </text:list>
        <text:p text:style-name="P11"/>
        <text:p text:style-name="P29">La <text:span text:style-name="T2">Visione del prodotto </text:span>è una specifica del sistema ad alto livello. Nella sua forma più semplice, può essere una scheda prodotto di due pagine. Nella sua forma più complessa, può essere una descrizione del sistema a livello manageriale di 20 o 30 pagine. È il principale mezzo di comunicazione sul lavoro da fare. Non contiene dettagli.</text:p>
        <text:p text:style-name="P29"/>
        <text:p text:style-name="P29">Il <text:span text:style-name="T2">Piano dei rilasci </text:span>specifica i rilasci pianificati per il sistema, ed altre scadenze di alto livello se significative per il committente.</text:p>
        <text:p text:style-name="P29">Ogni volta in cui si può farlo, è una buona strategia costruire e rilasciare il sistema in modo incrementale, sulla base delle priorità del committente e dell'architettura del sistema. Il piano dei rilasci può e deve essere modificato, ogni volta in cui il committente e gli sviluppatori hanno bisogno di modificarlo.</text:p>
        <text:p text:style-name="P29"/>
        <text:p text:style-name="P29"><text:span text:style-name="T3">Ogni progetto, anche il più breve e il più </text:span><text:span text:style-name="T3">informale, trae benefici dall'avere una Visione del prodotto ed un Piano dei rilasci.</text:span></text:p>
        <text:p text:style-name="P29"/>
        <text:p text:style-name="P29">Ogni progetto, tranne i più informali, ha bisogno di qualche tipo di <text:span text:style-name="T2">Specifica dei requisiti software</text:span>, per documentare gli aspetti condivisi tra committente e sviluppatori. A seconda dei bisogni e delle preferenze, la specifica dei requisiti software può essere più o meno formale, e può contenere ogni dettaglio o solo I punti di accordo più significativi.</text:p>
        <text:p text:style-name="P29"/>
        <text:p text:style-name="P29"/>
        <text:p text:style-name="P29">Gli elementi più comuni che sostituiscono una specifica dei requisiti software sono:</text:p>
        <text:list text:style-name="L2">
          <text:list-item>
            <text:p text:style-name="P81">Un insieme di casi d'uso (use cases) o storie utente (user stories). Le storie utente sono pezzetti di funzionalità; i casi d'uso sono scenari operativi più completi dell'utilizzo del sistema. Le storie utente sono brevi, e possono corrispondere ad un singolo requisito funzionale atomico (vedere nel seguito); i casi d'uso possono essere più lunghi perché devono descrivere dall'inizio alla fine gli scenari di utilizzo.</text:p>
          </text:list-item>
          <text:list-item>
            <text:p text:style-name="P81">Una lista di requisiti elementari (“il sistema deve...”). Alcuni specificano una funzionalità del sistema, e sono chiamati requisiti funzionali. Altri specificano altri tipi di caratteristiche necessarie al sistema <text:s/>(come usabilità, prestazioni, livello di affidabilità, internazionalizzazione) e sono chiamati requisiti non funzionali, o requisiti sugli attributi di qualità.</text:p>
          </text:list-item>
        </text:list>
        <text:p text:style-name="P29"/>
        <text:p text:style-name="P29">La sezione <text:span text:style-name="T2">Glossario - Dizionario dati </text:span>tratta informazioni e dati. Può essere specificata a diversi livelli di complessità, a seconda delle effettive esigenze.</text:p>
        <text:p text:style-name="P29"/>
        <text:p text:style-name="P29">Un Glossario è una lista, spesso informale, di termini e di definizioni. Definisce un linguaggio comune, la base minimale per la comprensione reciproca in un progetto.</text:p>
        <text:p text:style-name="P29">Un Dizionario Dati è un deposito strutturato di definizioni di dati, che ne specifica strutture e relazioni.</text:p>
        <text:p text:style-name="P29"/>
        <text:p text:style-name="P68">Chi, come e quando usare la template</text:p>
        <text:p text:style-name="P23">Nella tradizione dello sviluppo software, il ruolo che ha la responsabilità di documentare i requisiti è chiamato “analista”. Nei contesti organizzativi e nelle situazioni reali, questo ruolo può essere ricoperto da persone che portano titoli diversi.</text:p>
        <text:p text:style-name="P29"/>
        <text:p text:style-name="P29">La tempistica della specifica dipende dal processo di sviluppo software che viene utilizzato. I vecchi metodi “a cascata” richiedono la specifica di tutti i requisiti <text:soft-page-break/>dettagliati all'inizio, e una validazione globale da parte del committente (firma del cliente) prima che inizi lo sviluppo.</text:p>
        <text:p text:style-name="P29"/>
        <text:p text:style-name="P29">I metodi iterativi ed agili suggeriscono un approccio just-in-time (“appena in tempo”) alla gestione dei requisiti. Insiemi parziali di requisiti (diciamo quelli relativi ad una particolare funzionalità del sistema) vengono dettagliati appena prima della implementazione, per rendere il più breve possibile il ciclo di definizione-produzione-test, e quindi ridurre I rischi e gli impatti di incomprensioni e rifacimenti.</text:p>
        <text:p text:style-name="P24">In questi approcci attuali, la specifica dei requisiti software può essere creata e validata in modo incrementale, non è un monolite.</text:p>
        <text:p text:style-name="P24"/>
        <text:p text:style-name="P29">Ma i requisiti non sono tutti uguali. Mentre la definizione dei requisiti just-in-time funziona senza intoppi e in modo efficace per i requisiti funzionali, può risultare pericolosa per i requisiti non funzionali, perché la scoperta tardiva di un requisito non funzionale (ad esempio relativo all'internazionalizzazione, o alla portabilità, o alla sicurezza) può provocare massicci rifacimenti. Quando è possibile, è molto meglio chiarificare I requisiti non funzionali all'inizio dei progetti.</text:p>
        <text:p text:style-name="P44"/>
        <text:p text:style-name="P63"/>
      </text:section>
      <text:p text:style-name="P7"/>
      <text:p text:style-name="P49"/>
      <text:p text:style-name="P60"><text:span text:style-name="T3">Sistema</text:span> &lt;_________&gt;</text:p>
      <text:p text:style-name="P60"/>
      <text:p text:style-name="P76">Requisiti</text:p>
      <text:p text:style-name="P26"/>
      <text:p text:style-name="P27">Storia delle versioni</text:p>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52">Versione n.</text:p>
          </table:table-cell>
          <table:table-cell table:style-name="Tabella2.A1" office:value-type="string">
            <text:p text:style-name="P52">Data</text:p>
          </table:table-cell>
          <table:table-cell table:style-name="Tabella2.A1" office:value-type="string">
            <text:p text:style-name="P52">Autore</text:p>
          </table:table-cell>
          <table:table-cell table:style-name="Tabella2.D1" office:value-type="string">
            <text:p text:style-name="P52">Cambiamenti</text:p>
          </table:table-cell>
        </table:table-row>
        <table:table-row>
          <table:table-cell table:style-name="Tabella2.A2" office:value-type="string">
            <text:p text:style-name="P53"/>
          </table:table-cell>
          <table:table-cell table:style-name="Tabella2.A2" office:value-type="string">
            <text:p text:style-name="P53"/>
          </table:table-cell>
          <table:table-cell table:style-name="Tabella2.A2" office:value-type="string">
            <text:p text:style-name="P53"/>
          </table:table-cell>
          <table:table-cell table:style-name="Tabella2.D2" office:value-type="string">
            <text:p text:style-name="P53"/>
          </table:table-cell>
        </table:table-row>
        <table:table-row>
          <table:table-cell table:style-name="Tabella2.A2" office:value-type="string">
            <text:p text:style-name="P53"/>
          </table:table-cell>
          <table:table-cell table:style-name="Tabella2.A2" office:value-type="string">
            <text:p text:style-name="P53"/>
          </table:table-cell>
          <table:table-cell table:style-name="Tabella2.A2" office:value-type="string">
            <text:p text:style-name="P53"/>
          </table:table-cell>
          <table:table-cell table:style-name="Tabella2.D2" office:value-type="string">
            <text:p text:style-name="P53"/>
          </table:table-cell>
        </table:table-row>
        <table:table-row>
          <table:table-cell table:style-name="Tabella2.A2" office:value-type="string">
            <text:p text:style-name="P53"/>
          </table:table-cell>
          <table:table-cell table:style-name="Tabella2.A2" office:value-type="string">
            <text:p text:style-name="P53"/>
          </table:table-cell>
          <table:table-cell table:style-name="Tabella2.A2" office:value-type="string">
            <text:p text:style-name="P53"/>
          </table:table-cell>
          <table:table-cell table:style-name="Tabella2.D2" office:value-type="string">
            <text:p text:style-name="P53"/>
          </table:table-cell>
        </table:table-row>
      </table:table>
      <text:p text:style-name="P25"/>
      <text:table-of-content text:style-name="Sect2"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74">Scopo e destinatari del documento<text:tab/>6</text:p>
          <text:p text:style-name="P74">Visione del prodotto <text:tab/>7</text:p>
          <text:p text:style-name="P73">Background del sistema<text:tab/>7</text:p>
          <text:p text:style-name="P75"><text:s/>Contesto di business, opportunità e rischi<text:tab/>7</text:p>
          <text:p text:style-name="P75"><text:s/>Profilo e bisogni degli stakeholder<text:tab/>7</text:p>
          <text:p text:style-name="P73">Caratteristiche del sistema<text:tab/>7</text:p>
          <text:p text:style-name="P75"><text:s/>Obiettivi del sistema<text:tab/>7</text:p>
          <text:p text:style-name="P75"><text:s/>Contesto del sistema: relazioni con utenti e sistemi esterni<text:tab/>7</text:p>
          <text:p text:style-name="P75"><text:s/>Caratteristiche fondamentali<text:tab/>8</text:p>
          <text:p text:style-name="P75"><text:s/>Dipendenze e fattori critici di successo<text:tab/>8</text:p>
          <text:p text:style-name="P74">Piano dei rilasci <text:tab/>9</text:p>
          <text:p text:style-name="P74">Specifica dei Requisiti<text:tab/>10</text:p>
          <text:p text:style-name="P73">Casi d'uso / Storie utente<text:tab/>10</text:p>
          <text:p text:style-name="P73">Elenco singoli requisiti <text:tab/>10</text:p>
          <text:p text:style-name="P73">Funzionalità<text:tab/>11</text:p>
          <text:p text:style-name="P75">Requisiti funzionali<text:tab/>11</text:p>
          <text:p text:style-name="P75">Requisiti sui dati e sul livello di accuratezza<text:tab/>11</text:p>
          <text:p text:style-name="P75">Interoperabilità<text:tab/>11</text:p>
          <text:p text:style-name="P75">Responsabilità <text:tab/>11</text:p>
          <text:p text:style-name="P73">Operatività<text:tab/>11</text:p>
          <text:p text:style-name="P75">Disponibilità <text:tab/>11</text:p>
          <text:p text:style-name="P75">Prestazioni<text:tab/>11</text:p>
          <text:p text:style-name="P75">Carichi (capacità)<text:tab/>11</text:p>
          <text:p text:style-name="P75">Affidabilità<text:tab/>11</text:p>
          <text:p text:style-name="P75">Scalabilità<text:tab/>11</text:p>
          <text:p text:style-name="P75">Installazione<text:tab/>11</text:p>
          <text:p text:style-name="P75">Portabilità <text:tab/>11</text:p>
          <text:p text:style-name="P73"><text:soft-page-break/>Conformità<text:tab/>11</text:p>
          <text:p text:style-name="P75">Leggi e normative <text:tab/>11</text:p>
          <text:p text:style-name="P75">Standard interni ed esterni <text:tab/>11</text:p>
          <text:p text:style-name="P75">Regole di business <text:tab/>11</text:p>
          <text:p text:style-name="P75">Tecnologie <text:tab/>11</text:p>
          <text:p text:style-name="P75">Aspetti culturali e politici <text:tab/>11</text:p>
          <text:p text:style-name="P73">Usabilità<text:tab/>11</text:p>
          <text:p text:style-name="P75">Ambiente di utilizzo <text:tab/>11</text:p>
          <text:p text:style-name="P75">Aspetto e stile<text:tab/>11</text:p>
          <text:p text:style-name="P75">Facilità d'uso<text:tab/>11</text:p>
          <text:p text:style-name="P75">Personalizzazione<text:tab/>11</text:p>
          <text:p text:style-name="P75">Internazionalizzazione<text:tab/>11</text:p>
          <text:p text:style-name="P75">Tempi di apprendimento<text:tab/>12</text:p>
          <text:p text:style-name="P75">Accessibilità<text:tab/>12</text:p>
          <text:p text:style-name="P73">Sicurezza<text:tab/>12</text:p>
          <text:p text:style-name="P75">Sicurezza fisica – incolumità<text:tab/>12</text:p>
          <text:p text:style-name="P75">Requisiti di protezione accessi<text:tab/>12</text:p>
          <text:p text:style-name="P75">Requisiti di integrità<text:tab/>12</text:p>
          <text:p text:style-name="P75">Requisiti di riservatezza <text:tab/>12</text:p>
          <text:p text:style-name="P73">Tempi di progetto<text:tab/>12</text:p>
          <text:p text:style-name="P73">Budget di progetto<text:tab/>12</text:p>
          <text:p text:style-name="P73">Documentazione, manutenzione e supporto<text:tab/>12</text:p>
          <text:p text:style-name="P75">Documentazione<text:tab/>12</text:p>
          <text:p text:style-name="P75">Manutenzione<text:tab/>12</text:p>
          <text:p text:style-name="P75">Supporto <text:tab/>12</text:p>
          <text:p text:style-name="P75">Formazione <text:tab/>12</text:p>
          <text:p text:style-name="P74">Glossario - Dizionario dati<text:tab/>13</text:p>
        </text:index-body>
      </text:table-of-content>
      <text:p text:style-name="P25"/>
      <text:p text:style-name="P48"/>
      <text:h text:style-name="Heading_20_1" text:outline-level="1">Scopo e destinatari del documento</text:h>
      <text:p text:style-name="P3"/>
      <text:p text:style-name="P68"><text:span text:style-name="T3">Scopo</text:span> </text:p>
      <text:p text:style-name="P33">Dichiarare lo scopo del documento (ad esempio, "Documentare i requisiti software del progetto YYY"). Se è il caso, descrivere brevemente ciò che è incluso nel documento.</text:p>
      <text:p text:style-name="P30"/>
      <text:p text:style-name="P30"/>
      <text:p text:style-name="P68">Destinatari</text:p>
      <text:p text:style-name="P33">Dichiarare chi sono i destinatari del documento (ad esempio, "Questo documento è rivolto per tutti coloro che sono coinvolti nel progetto, ed in particolare ai seguenti ruoli...")</text:p>
      <text:p text:style-name="P30"/>
      <text:p text:style-name="P44"/>
      <text:p text:style-name="P44"/>
      <text:p text:style-name="P44"/>
      <text:h text:style-name="P47" text:outline-level="1">Visione del prodotto </text:h>
      <text:p text:style-name="P41"/>
      <text:p text:style-name="P3"/>
      <text:p text:style-name="P33">La <text:span text:style-name="T2">Visione del prodotto</text:span> è una specifica del sistema ad alto livello. Nella sua forma più semplice, può essere una scheda prodotto di due pagine. Nella sua forma più complessa, può essere una descrizione del sistema a livello manageriale di 20 o 30 pagine. È il principale mezzo di comunicazione sul lavoro da fare. Non contiene dettagli.</text:p>
      <text:p text:style-name="P3"/>
      <text:p text:style-name="P43"/>
      <text:h text:style-name="Heading_20_2" text:outline-level="2">Background <text:span text:style-name="T3">del</text:span> <text:span text:style-name="T3">sistema</text:span></text:h>
      <text:p text:style-name="P31"/>
      <text:h text:style-name="P66" text:outline-level="3"><text:tab/>Contesto di business, opportunità e rischi</text:h>
      <text:p text:style-name="P36">Spiegare le motivazioni di business e le origini del sistema. <text:s/></text:p>
      <text:p text:style-name="P32"/>
      <text:h text:style-name="P66" text:outline-level="3"><text:tab/>Profilo e bisogni degli stakeholder</text:h>
      <text:p text:style-name="P36">Elencare gli stakeholder, cioè i soggetti interessati al sistema. Può essere usato lo schema dell'esempio seguente:</text:p>
      <text:p text:style-name="P32"/>
      <table:table table:name="Tabella1" table:style-name="Tabella1">
        <table:table-column table:style-name="Tabella1.A"/>
        <table:table-column table:style-name="Tabella1.B"/>
        <table:table-column table:style-name="Tabella1.C"/>
        <table:table-row>
          <table:table-cell table:style-name="Tabella1.A1" office:value-type="string">
            <text:p text:style-name="P50">Stakeholder</text:p>
          </table:table-cell>
          <table:table-cell table:style-name="Tabella1.A1" office:value-type="string">
            <text:p text:style-name="P50">Motivo coinvolgimento </text:p>
          </table:table-cell>
          <table:table-cell table:style-name="Tabella1.C1" office:value-type="string">
            <text:p text:style-name="P50">Interessi e bisogni </text:p>
          </table:table-cell>
        </table:table-row>
        <table:table-row>
          <table:table-cell table:style-name="Tabella1.A2" office:value-type="string">
            <text:p text:style-name="P51">Marketing </text:p>
          </table:table-cell>
          <table:table-cell table:style-name="Tabella1.A2" office:value-type="string">
            <text:p text:style-name="P51">Committente del progetto</text:p>
          </table:table-cell>
          <table:table-cell table:style-name="Tabella1.C2" office:value-type="string">
            <text:p text:style-name="P51">Ottenere un vantaggio competitivo nei confronti della concorrenza</text:p>
            <text:p text:style-name="P51">Tempi progetto rapidi</text:p>
            <text:p text:style-name="P51">Costi controllabili</text:p>
          </table:table-cell>
        </table:table-row>
        <table:table-row>
          <table:table-cell table:style-name="Tabella1.A2" office:value-type="string">
            <text:p text:style-name="P51">Venditore </text:p>
          </table:table-cell>
          <table:table-cell table:style-name="Tabella1.A2" office:value-type="string">
            <text:p text:style-name="P51">Utilizzatore del sistema</text:p>
          </table:table-cell>
          <table:table-cell table:style-name="Tabella1.C2" office:value-type="string">
            <text:p text:style-name="P51">Operatività veloce</text:p>
            <text:p text:style-name="P51">Possibilità di simulare preventivi rapidamente</text:p>
          </table:table-cell>
        </table:table-row>
        <table:table-row>
          <table:table-cell table:style-name="Tabella1.A2" office:value-type="string">
            <text:p text:style-name="P51">Ufficio legale</text:p>
          </table:table-cell>
          <table:table-cell table:style-name="Tabella1.A2" office:value-type="string">
            <text:p text:style-name="P51">Implicazioni legali</text:p>
          </table:table-cell>
          <table:table-cell table:style-name="Tabella1.C2" office:value-type="string">
            <text:p text:style-name="P51">Rispetto delle leggi internazionali</text:p>
          </table:table-cell>
        </table:table-row>
      </table:table>
      <text:p text:style-name="P35"/>
      <text:h text:style-name="Heading_20_2" text:outline-level="2">Caratteristiche del sistema</text:h>
      <text:p text:style-name="P5"/>
      <text:h text:style-name="P66" text:outline-level="3"><text:tab/>Obiettivi del sistema</text:h>
      <text:p text:style-name="P34">Descrivere sinteticamente gli obiettivi del sistema dal punto di vista del committente.</text:p>
      <text:p text:style-name="P42"/>
      <text:h text:style-name="P66" text:outline-level="3"><text:tab/>Contesto del sistema: relazioni con utenti e sistemi esterni</text:h>
      <text:p text:style-name="P17">Descrivere sinteticamente il contesto del sistema, cioè le relazioni di questo sistema con utilizzatori e sistemi esterni. </text:p>
      <text:p text:style-name="P18">Il contesto del sistema traccia il confine che distingue tra ciò che è all'interno del sistema e ciò che è all'esterno. Il contesto rappresenta inoltre le relazioni tra il sistema e le entità esterne con cui il sistema interagisce.</text:p>
      <text:p text:style-name="P18"/>
      <text:p text:style-name="P18"><text:soft-page-break/>Per sistemi complessi ci possono essere fino a 3 livelli di contesto, che specificano i confini del sistema a livelli diversi:</text:p>
      <text:p text:style-name="P11"/>
      <text:list text:style-name="L3">
        <text:list-item>
          <text:p text:style-name="P83">Livello socio-tecnico. </text:p>
        </text:list-item>
      </text:list>
      <text:p text:style-name="P54">A questo livello, un sistema può comprendere componenti umani, hardware e software. È un livello business, che include sia gli aspetti (attività, comunicazioni) da automatizzare che quelli che non verranno automatizzati. È un livello di analisi molto utile, perché aiuta a scoprire le opportunità ed i rischi legati all'automazione. Il livello socio-tecnico può essere omesso quando il progetto consiste in <text:span text:style-name="T3">una evoluzione normale (nel senso di non stravolgente) di un sistema preesistente. Oppure se i confini del sistema fisico – o del software – sono già stati chiariti.</text:span></text:p>
      <text:list text:style-name="L3" text:continue-numbering="true">
        <text:list-item>
          <text:p text:style-name="P83">Livello fisico. </text:p>
        </text:list-item>
      </text:list>
      <text:p text:style-name="P55">A questo livello, un sistema può comprendere componenti hardware e software, ma non componenti umani. Ogni attività umana è esterna al sistema. È un livello utile nel caso di sistemi per i quali la componente hardware debba essere costruita (ad esempio apparati medici, sistemi di allarme per auto), ma non per applicazioni software eseguibili su hardware standard. </text:p>
      <text:list text:style-name="L3" text:continue-numbering="true">
        <text:list-item>
          <text:p text:style-name="P83">Livello software. </text:p>
        </text:list-item>
      </text:list>
      <text:p text:style-name="P64">A questo livello, un sistema comprende solo componenti software. Tutto ciò che non è software è esterno al sistema. Spesso è l'unico livello che serve descrivere.</text:p>
      <text:p text:style-name="P14"/>
      <text:p text:style-name="P18">Nel caso vi siano parecchi utilizzatori e sistemi esterni, provate a semplificare ricorrendo a delle astrazioni. I requisiti dettagliati relativi alle relazioni del sistema con il mondo esterno vanno descritti nella Specifica dei requisiti .</text:p>
      <text:p text:style-name="P18">Il contesto del sistema può essere espresso in forma grafica (ad esempio con un diagramma UML (Unified Modeling Language) semplice come il seguente):</text:p>
      <text:p text:style-name="P30"/>
      <text:p text:style-name="P13"><draw:frame draw:style-name="fr1" draw:name="immagini2" text:anchor-type="paragraph" svg:x="0.847cm" svg:y="0.31cm" svg:width="10.709cm" style:rel-width="63%" svg:height="3.597cm" style:rel-height="14%" draw:z-index="0"><draw:image xlink:href="Pictures/2000004F00003F21000015556E52D1FE.svm" xlink:type="simple" xlink:show="embed" xlink:actuate="onLoad"/></draw:frame></text:p>
      <text:p text:style-name="P65"/>
      <text:h text:style-name="P66" text:outline-level="3"><text:tab/>Caratteristiche fondamentali</text:h>
      <text:p text:style-name="P37">Elencare sinteticamente gli aspetti fondamentali del sistema, cioè le funzionalità principali e le altre caratteristiche più importanti (ambiente operativo, livello di servizio, usabilità, sicurezza, ecc)... </text:p>
      <text:p text:style-name="P35"/>
      <text:h text:style-name="P66" text:outline-level="3"><text:tab/>Dipendenze e fattori critici di successo</text:h>
      <text:p text:style-name="P36">Descrivere quali sono i fattori che possono influire sulla qualità e sul successo del prodotto, come ad esempio la disponibilità di un componente esterno per una determinata data.</text:p>
      <text:p text:style-name="P4"/>
      <text:p text:style-name="P38"/>
      <text:p text:style-name="P6"/>
      <text:h text:style-name="P47" text:outline-level="1">Piano dei rilasci </text:h>
      <text:p text:style-name="P3"/>
      <text:p text:style-name="P33">Il piano dei rilasci documenta ad alto livello le scadenze di rilascio condivise tra il committente e gli sviluppatori. Specifica la progressione dei rilasci ed il loro contenuto previsto. Nel caso gli accordi tra committente e sviluppatori cambino, il piano dei rilasci deve essere conseguentemente modificato.</text:p>
      <text:p text:style-name="P30"/>
      <text:p text:style-name="P33">Lo scopo del piano dei rilasci è di chiarire le nostre previsioni sulla consegna incrementale delle funzionalità del sistema, dal momento che nella maggioranza dei progetti non tutti i requisiti vengono soddisfatti allo stesso tempo. Il piano dei rilasci è una mappa di viaggio, non un piano di lavori dettagliato.</text:p>
      <text:p text:style-name="P30"/>
      <text:p text:style-name="P33">Il livello di dettaglio del piano dei rilasci deve essere coerente con i contenuti della Visione del prodotto e della Specifica dei requisiti. Per esempio, se la Specifica dei Requisiti è articolata per casi d'uso, è opportuno che il Piano dei rilasci faccia riferimento ai casi d'uso.</text:p>
      <text:p text:style-name="P45"/>
      <text:p text:style-name="P8"/>
      <text:p text:style-name="P33">Esempio:</text:p>
      <table:table table:name="Tabella3" table:style-name="Tabella3">
        <table:table-column table:style-name="Tabella3.A" table:number-columns-repeated="3"/>
        <table:table-column table:style-name="Tabella3.D"/>
        <table:table-row>
          <table:table-cell table:style-name="Tabella3.A1" office:value-type="string">
            <text:p text:style-name="P52">Funzione o caso d'uso </text:p>
          </table:table-cell>
          <table:table-cell table:style-name="Tabella3.A1" office:value-type="string">
            <text:p text:style-name="P52">1o rilascio (data)</text:p>
          </table:table-cell>
          <table:table-cell table:style-name="Tabella3.A1" office:value-type="string">
            <text:p text:style-name="P52">2o rilascio (data)</text:p>
          </table:table-cell>
          <table:table-cell table:style-name="Tabella3.D1" office:value-type="string">
            <text:p text:style-name="P52">3o rilascio (data)</text:p>
          </table:table-cell>
        </table:table-row>
        <table:table-row>
          <table:table-cell table:style-name="Tabella3.A2" office:value-type="string">
            <text:p text:style-name="P52">UC1</text:p>
          </table:table-cell>
          <table:table-cell table:style-name="Tabella3.A2" office:value-type="string">
            <text:p text:style-name="P52">x (parziale, solo scenario base)</text:p>
          </table:table-cell>
          <table:table-cell table:style-name="Tabella3.A2" office:value-type="string">
            <text:p text:style-name="P52">*</text:p>
          </table:table-cell>
          <table:table-cell table:style-name="Tabella3.D2" office:value-type="string">
            <text:p text:style-name="P52"/>
          </table:table-cell>
        </table:table-row>
        <table:table-row>
          <table:table-cell table:style-name="Tabella3.A2" office:value-type="string">
            <text:p text:style-name="P52">UC2</text:p>
          </table:table-cell>
          <table:table-cell table:style-name="Tabella3.A2" office:value-type="string">
            <text:p text:style-name="P52"/>
          </table:table-cell>
          <table:table-cell table:style-name="Tabella3.A2" office:value-type="string">
            <text:p text:style-name="P52"/>
          </table:table-cell>
          <table:table-cell table:style-name="Tabella3.D2" office:value-type="string">
            <text:p text:style-name="P52">*</text:p>
          </table:table-cell>
        </table:table-row>
        <table:table-row>
          <table:table-cell table:style-name="Tabella3.A2" office:value-type="string">
            <text:p text:style-name="P52">UC3</text:p>
          </table:table-cell>
          <table:table-cell table:style-name="Tabella3.A2" office:value-type="string">
            <text:p text:style-name="P52"/>
          </table:table-cell>
          <table:table-cell table:style-name="Tabella3.A2" office:value-type="string">
            <text:p text:style-name="P52">* (parziale, senza scenari alternativi 2 e 3)</text:p>
          </table:table-cell>
          <table:table-cell table:style-name="Tabella3.D2" office:value-type="string">
            <text:p text:style-name="P52">*</text:p>
          </table:table-cell>
        </table:table-row>
        <table:table-row>
          <table:table-cell table:style-name="Tabella3.A2" office:value-type="string">
            <text:p text:style-name="P52">UC4</text:p>
          </table:table-cell>
          <table:table-cell table:style-name="Tabella3.A2" office:value-type="string">
            <text:p text:style-name="P52">x</text:p>
          </table:table-cell>
          <table:table-cell table:style-name="Tabella3.A2" office:value-type="string">
            <text:p text:style-name="P52"/>
          </table:table-cell>
          <table:table-cell table:style-name="Tabella3.D2" office:value-type="string">
            <text:p text:style-name="P52"/>
          </table:table-cell>
        </table:table-row>
        <table:table-row>
          <table:table-cell table:style-name="Tabella3.A2" office:value-type="string">
            <text:p text:style-name="P52">UC5</text:p>
          </table:table-cell>
          <table:table-cell table:style-name="Tabella3.A2" office:value-type="string">
            <text:p text:style-name="P52"/>
          </table:table-cell>
          <table:table-cell table:style-name="Tabella3.A2" office:value-type="string">
            <text:p text:style-name="P52">* (parziale)</text:p>
          </table:table-cell>
          <table:table-cell table:style-name="Tabella3.D2" office:value-type="string">
            <text:p text:style-name="P52">*</text:p>
          </table:table-cell>
        </table:table-row>
        <table:table-row>
          <table:table-cell table:style-name="Tabella3.A2" office:value-type="string">
            <text:p text:style-name="P52">UC6</text:p>
          </table:table-cell>
          <table:table-cell table:style-name="Tabella3.A2" office:value-type="string">
            <text:p text:style-name="P52"/>
          </table:table-cell>
          <table:table-cell table:style-name="Tabella3.A2" office:value-type="string">
            <text:p text:style-name="P52">*</text:p>
          </table:table-cell>
          <table:table-cell table:style-name="Tabella3.D2" office:value-type="string">
            <text:p text:style-name="P52"/>
          </table:table-cell>
        </table:table-row>
        <table:table-row>
          <table:table-cell table:style-name="Tabella3.A2" office:value-type="string">
            <text:p text:style-name="P52">UC7</text:p>
          </table:table-cell>
          <table:table-cell table:style-name="Tabella3.A2" office:value-type="string">
            <text:p text:style-name="P52">x</text:p>
          </table:table-cell>
          <table:table-cell table:style-name="Tabella3.A2" office:value-type="string">
            <text:p text:style-name="P52"/>
          </table:table-cell>
          <table:table-cell table:style-name="Tabella3.D2" office:value-type="string">
            <text:p text:style-name="P52"/>
          </table:table-cell>
        </table:table-row>
      </table:table>
      <text:p text:style-name="P61"/>
      <text:p text:style-name="Standard"/>
      <text:p text:style-name="P48"/>
      <text:h text:style-name="Heading_20_1" text:outline-level="1">Specifica dei Requisiti</text:h>
      <text:p text:style-name="P3"/>
      <text:p text:style-name="P22">La specifica dei requisiti contiene i dettagli. Ha due sezioni principali: Casi d'uso e Elenco singoli requisiti elementari.</text:p>
      <text:p text:style-name="P46"/>
      <text:h text:style-name="Heading_20_2" text:outline-level="2">Casi d'uso / Storie utente</text:h>
      <text:p text:style-name="P9"/>
      <text:p text:style-name="P19">Questa sezione è strutturata per funzionalità significative a livello utente. Suggerisco l'utilizzo di una template esistente, come quella disponibile sul mio sito all'indirizzo <text:a xlink:type="simple" xlink:href="http://www.analisi-disegno.com/usecases/usecases.htm">http://www.analisi-disegno.com/usecases/usecases.htm</text:a> .</text:p>
      <text:p text:style-name="P9"/>
      <text:h text:style-name="Heading_20_2" text:outline-level="2">Elenco singoli requisiti </text:h>
      <text:p text:style-name="P9"/>
      <text:p text:style-name="P19">Questa sezione contiene un elenco di requisiti elementari, strutturati sulla base di uno schema di classificazione dei requisiti come quello usato nella guida Requisiti-By-Example <text:s/><text:a xlink:type="simple" xlink:href="http://www.analisi-disegno.com/requisiti/Requirements-By-Example-ita.htm%20">http://www.analisi-disegno.com/requisiti/Requirements-By-Example-ita.htm</text:a>, e utilizzato qui di seguito, o secondo uno schema analogo.</text:p>
      <text:p text:style-name="P19"/>
      <text:h text:style-name="Heading_20_2" text:outline-level="2"><text:soft-page-break/>Funzionalità</text:h>
      <text:h text:style-name="P70" text:outline-level="3">Requisiti funzionali</text:h>
      <text:h text:style-name="P72" text:outline-level="3">Requisiti sui dati e sul livello di accuratezza</text:h>
      <text:h text:style-name="P72" text:outline-level="3">Interoperabilità</text:h>
      <text:h text:style-name="P72" text:outline-level="3">Responsabilità </text:h>
      <text:h text:style-name="P57" text:outline-level="2">Operatività</text:h>
      <text:h text:style-name="P72" text:outline-level="3">Disponibilità </text:h>
      <text:h text:style-name="P72" text:outline-level="3">Prestazioni</text:h>
      <text:h text:style-name="P72" text:outline-level="3">Carichi (capacità)</text:h>
      <text:h text:style-name="P72" text:outline-level="3">Affidabilità</text:h>
      <text:h text:style-name="P72" text:outline-level="3">Scalabilità</text:h>
      <text:h text:style-name="P72" text:outline-level="3">Installazione</text:h>
      <text:h text:style-name="P72" text:outline-level="3">Portabilità </text:h>
      <text:h text:style-name="P58" text:outline-level="2">Conformità</text:h>
      <text:h text:style-name="P72" text:outline-level="3">Leggi e normative </text:h>
      <text:h text:style-name="P72" text:outline-level="3">Standard interni ed esterni </text:h>
      <text:h text:style-name="P72" text:outline-level="3">Regole di business </text:h>
      <text:h text:style-name="P72" text:outline-level="3">Tecnologie </text:h>
      <text:h text:style-name="P72" text:outline-level="3">Aspetti culturali e politici </text:h>
      <text:h text:style-name="P57" text:outline-level="2">Usabilità</text:h>
      <text:h text:style-name="P72" text:outline-level="3">Ambiente di utilizzo </text:h>
      <text:h text:style-name="P72" text:outline-level="3">Aspetto e stile</text:h>
      <text:h text:style-name="P72" text:outline-level="3">Facilità d'uso</text:h>
      <text:h text:style-name="P72" text:outline-level="3">Personalizzazione</text:h>
      <text:h text:style-name="P72" text:outline-level="3">Internazionalizzazione</text:h>
      <text:h text:style-name="P72" text:outline-level="3"><text:soft-page-break/>Tempi di apprendimento</text:h>
      <text:h text:style-name="P71" text:outline-level="3">Accessibilità</text:h>
      <text:h text:style-name="P57" text:outline-level="2">Sicurezza</text:h>
      <text:h text:style-name="P72" text:outline-level="3">Sicurezza fisica – incolumità</text:h>
      <text:h text:style-name="P72" text:outline-level="3">Requisiti di protezione accessi</text:h>
      <text:h text:style-name="P72" text:outline-level="3">Requisiti di integrità</text:h>
      <text:h text:style-name="P72" text:outline-level="3">Requisiti di riservatezza </text:h>
      <text:h text:style-name="P57" text:outline-level="2">Tempi di progetto</text:h>
      <text:h text:style-name="P58" text:outline-level="2">Budget di progetto</text:h>
      <text:h text:style-name="P58" text:outline-level="2">Documentazione, manutenzione e supporto</text:h>
      <text:h text:style-name="P71" text:outline-level="3">Documentazione</text:h>
      <text:h text:style-name="P72" text:outline-level="3">Manutenzione</text:h>
      <text:h text:style-name="P72" text:outline-level="3">Supporto </text:h>
      <text:h text:style-name="P72" text:outline-level="3">Formazione </text:h>
      <text:h text:style-name="P56" text:outline-level="1">Glossario - Dizionario dati</text:h>
      <text:p text:style-name="P10"/>
      <text:p text:style-name="P20">La sezione Glossario - Dizionario dati tratta informazioni e dati. Può essere specificata a diversi livelli di complessità, a seconda delle effettive esigenze.</text:p>
      <text:p text:style-name="P15"/>
      <text:p text:style-name="P20">Un Glossario è una lista, spesso informale, di termini e di definizioni. Definisce un linguaggio comune, la base minimale per la comprensione reciproca in un progetto.</text:p>
      <text:p text:style-name="P20">Un Dizionario Dati è un deposito strutturato di definizioni di dati, che ne specifica strutture e relazioni.</text:p>
      <text:p text:style-name="P15"/>
      <text:p text:style-name="P62">Un Dizionario dati è estremamente utile come integrazione ai requisiti software per progetti complessi. </text:p>
      <text:p text:style-name="P12"/>
      <text:p text:style-name="P21">Per la documentazione dei requisiti in progetti più semplici, può essere sufficiente un glossario. </text:p>
      <text:p text:style-name="P20">Un buon esempio di glossario è rappresentato dallo Human Genome Glossary: <text:s/>http://www.ornl.gov/sci/techresources/Human_Genome/glossary</text:p>
      <text:p text:style-name="P1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c0c0c0">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background-color="transparent">
        <style:background-image/>
      </style:paragraph-properties>
      <style:text-properties fo:font-size="12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toc_20_1" style:display-name="toc 1" style:family="paragraph" style:parent-style-name="Standard" style:next-style-name="Standard">
      <style:paragraph-properties>
        <style:tab-stops>
          <style:tab-stop style:position="0.635cm"/>
          <style:tab-stop style:position="15.222cm" style:type="right" style:leader-style="dotted" style:leader-text="."/>
        </style:tab-stops>
      </style:paragraph-properties>
      <style:text-properties fo:language="zxx" fo:country="none" style:language-asian="zxx" style:country-asian="none"/>
    </style:style>
    <style:style style:name="toc_20_2" style:display-name="toc 2" style:family="paragraph" style:parent-style-name="Standard" style:next-style-name="Standard">
      <style:paragraph-properties fo:margin-left="0.635cm" fo:margin-right="0cm" fo:text-indent="0cm" style:auto-text-indent="false">
        <style:tab-stops>
          <style:tab-stop style:position="0.776cm"/>
          <style:tab-stop style:position="14.587cm" style:type="right" style:leader-style="dotted" style:leader-text="."/>
        </style:tab-stops>
      </style:paragraph-properties>
      <style:text-properties fo:language="zxx" fo:country="none" style:language-asian="zxx" style:country-asian="none"/>
    </style:style>
    <style:style style:name="heading_20_3" style:display-name="heading 3" style:family="paragraph" style:parent-style-name="Standard">
      <style:paragraph-properties fo:margin-left="1.27cm" fo:margin-right="0cm" fo:margin-top="0.212cm" fo:margin-bottom="0cm" fo:text-indent="0cm" style:auto-text-indent="false"/>
      <style:text-properties fo:color="#000000"/>
    </style:style>
    <style:style style:name="example" style:family="paragraph" style:parent-style-name="heading_20_3">
      <style:paragraph-properties fo:margin-left="1.4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fo:font-size="10pt" style:font-size-asian="10pt" style:font-size-complex="10pt"/>
    </style:style>
    <style:style style:name="P2" style:family="paragraph" style:parent-style-name="Horizontal_20_Line">
      <style:text-properties fo:font-size="9pt" fo:language="it" fo:country="IT" style:font-size-asian="9pt" style:font-size-complex="9pt"/>
    </style:style>
    <style:style style:name="T1" style:family="text">
      <style:text-properties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Documento Requisiti<text:tab/>Pag. <text:page-number text:select-page="current">2</text:page-number>/<text:page-count>13</text:page-count></text:p>
      </style:header>
      <style:footer>
        <text:p text:style-name="P2">by Adriano Comai – www.analisi-disegno.com – Licenza Creative <text:span text:style-name="T1">Commons</text:span> 3.0 Attribuzione - Non commercial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driano Comai</meta:initial-creator>
    <meta:creation-date>2007-09-19T08:45:31</meta:creation-date>
    <dc:creator>Adriano Comai</dc:creator>
    <dc:date>2008-01-28T09:09:17</dc:date>
    <meta:editing-cycles>165</meta:editing-cycles>
    <meta:editing-duration>P1DT17H42M53S</meta:editing-duration>
    <meta:user-defined meta:name="Info 1"/>
    <meta:user-defined meta:name="Info 2"/>
    <meta:user-defined meta:name="Info 3"/>
    <meta:user-defined meta:name="Info 4"/>
    <meta:document-statistic meta:table-count="3" meta:image-count="1" meta:object-count="0" meta:page-count="13" meta:paragraph-count="226" meta:word-count="2306" meta:character-count="15693"/>
  </office:meta>
</office:document-meta>
</file>